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NOBLEJAS ARRIETA DE PANDURO, LEONOR ODALIS</text:span></text:p>
      <text:p text:style-name="P3"><text:span text:style-name="T6">CANT. TOTAL DE CAJAS: 6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AVICOLA JUVAR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ROSS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6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LIM</text:span></text:p>
      <text:p text:style-name="P6"/>
      <text:p text:style-name="P6">Recojo: <text:span text:style-name="T3">NOBLEJAS ARRIETA DE PANDURO, LEONOR ODALIS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5:50:21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